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cbcef" officeooo:paragraph-rsid="000cb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тельсон Антон задание 5</text:p>
      <text:p text:style-name="P1"/>
      <text:p text:style-name="P1">1)</text:p>
      <text:p text:style-name="P1">Информационные потери:</text:p>
      <text:p text:style-name="P1">Ip = <text:s/>1374.478 бит</text:p>
      <text:p text:style-name="P1">Количество информации:</text:p>
      <text:p text:style-name="P1">I = <text:s/>586.966 бит</text:p>
      <text:p text:style-name="P1">2)</text:p>
      <text:p text:style-name="P1">Информационные потери:</text:p>
      <text:p text:style-name="P1">Ip = <text:s/>1915.547 бит</text:p>
      <text:p text:style-name="P1">Количество информации:</text:p>
      <text:p text:style-name="P1">I = <text:s/>55.17 бит</text:p>
      <text:p text:style-name="P1">3)</text:p>
      <text:p text:style-name="P1">Информационные потери:</text:p>
      <text:p text:style-name="P1">Ip = <text:s/>1844.404 бит</text:p>
      <text:p text:style-name="P1">Количество информации:</text:p>
      <text:p text:style-name="P1">I = <text:s/>112.571 бит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9:20:38.548369184</meta:creation-date>
    <dc:date>2023-10-03T09:22:35.365934921</dc:date>
    <meta:editing-duration>PT1M57S</meta:editing-duration>
    <meta:editing-cycles>1</meta:editing-cycles>
    <meta:document-statistic meta:table-count="0" meta:image-count="0" meta:object-count="0" meta:page-count="1" meta:paragraph-count="16" meta:word-count="43" meta:character-count="264" meta:non-whitespace-character-count="231"/>
    <meta:generator>LibreOffice/7.6.2.1$Linux_X86_64 LibreOffice_project/60$Build-1</meta:generator>
  </office:meta>
</office:document-meta>
</file>